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Brändi Dog 2.0 Protokoll</text:p>
      <text:h text:style-name="Heading_20_1" text:outline-level="1">Generelles Konzept des Protokolls</text:h>
      <text:p text:style-name="Text_20_body">In Brändi Dog wird zur Netzwerkkommunikation ein String von Client zu Server (oder von Server zu Client) übermittelt. Aufgrund der Server/Client Architektur des Spiels werden alle Kommunikationen von Clients als Anfragen behandelt und alle Kommunikationen vom Server als Befehle.</text:p>
      <text:h text:style-name="Heading_20_2" text:outline-level="2">Beispiel</text:h>
      <text:p text:style-name="Text_20_body">Ein Spieler will eine Figur bewegen. Der Client fragt:</text:p>
      <text:list xml:id="list7988706888376976113" text:style-name="L1">
        <text:list-item>
          <text:p text:style-name="P3">„Kann ich Figur X auf Feld Y bewegen?“</text:p>
        </text:list-item>
      </text:list>
      <text:p text:style-name="Text_20_body">Der Server überprüft die Legalität des Spielzuges:</text:p>
      <text:list xml:id="list6992080106813335656" text:style-name="L2">
        <text:list-item>
          <text:p text:style-name="P4">Ist der Spielzug illegal, antwortet er dem Client: „Nein.“</text:p>
        </text:list-item>
        <text:list-item>
          <text:p text:style-name="P4">Ist der Spielzug legal, antwortet er allen Clients im Spiel: „Bewege Figur X auf Feld Y.“</text:p>
        </text:list-item>
      </text:list>
      <text:p text:style-name="Text_20_body">Ist der <text:s/>Spielzug legal, führen die Clients die Anweisung des Servers aus.</text:p>
      <text:p text:style-name="Standard"/>
      <text:h text:style-name="Heading_20_1" text:outline-level="1">Format des zu übertragenden Strings</text:h>
      <text:p text:style-name="Text_20_body">Die Strings, die zu Kommunikation verwendet werden, sind natürlich speziell formatiert. Es handelt sich um Character Separated Values (CSV). Als Separator dient das gute alte Semikolon (;). Der erste Wert im String ist jeweils der Befehl, und sämtlichen weiteren Werte sind die Argumente, die für den Befehl benötigt werden. Der übermittelte String hat also die folgende Form:</text:p>
      <text:p text:style-name="Text_20_body">Befehl;Argument 1;Argument 2; (...) ;Argument n</text:p>
      <text:h text:style-name="Heading_20_2" text:outline-level="2">Beispiel (Fortsetzung)</text:h>
      <text:p text:style-name="Text_20_body">Der im obigen Beispiel genannte Befehl „Bewege Figur X auf Feld Y.“ (sowie die gleichgerichtete Anfrage) sehen, nach obiger Regel formatiert, so aus: „Bewege;Figur X;Feld Y“. Die Negativantwort wäre entsprechend einfach „Nein“, ganz ohne Semikolon und somit ohne Argumente.</text:p>
      <text:p text:style-name="Text_20_body"/>
      <text:h text:style-name="Heading_20_1" text:outline-level="1">Das Protokoll konkret</text:h>
      <text:h text:style-name="Heading_20_2" text:outline-level="2">Implementation als Enumerator</text:h>
      <text:p text:style-name="Text_20_body">Das Protokoll wird im Spiel mit Enumeratoren (enum) implementiert. Alle legalen Befehle werden im Enumerator aufgelistet, so kann das Programm einfach parsen, was genau übermittelt wird.</text:p>
      <text:p text:style-name="Text_20_body"/>
      <text:h text:style-name="Heading_20_2" text:outline-level="2">Trennung von Chat und Spiel</text:h>
      <text:p text:style-name="Text_20_body">In der Implementation des Protokolls in unserem Programm haben wir uns dazu entschieden, den Chat vom Spiel zu trennen. Konkret bedeutet dies, das zwei Enumeratoren existieren: einer für den Chat, einer fürs Spiel. Da der Chat entkoppelt vom Spiel funktionieren soll, schien es eine logische Entscheidung zu sein, dies auch fürs Protokoll zu tun.</text:p>
      <text:p text:style-name="Text_20_body"/>
      <text:h text:style-name="P2" text:outline-level="1">Die Befehle im Detail:</text:h>
      <text:h text:style-name="Heading_20_2" text:outline-level="2">Das Chat-Protolkoll</text:h>
      <text:p text:style-name="Text_20_body">Das Chat-Protokoll ist als ChatProtocol Enumerator in der Klasse Protocol implementiert. Es verfügt über die folgenden Befehle:</text:p>
      <text:list xml:id="list3737767626929959400" text:style-name="L3">
        <text:list-item>
          <text:p text:style-name="P5"><text:span text:style-name="T1">EXIT</text:span><text:line-break/>EXIT wird genutzt, um den Chat zu verlassen. Der Befehl hat keine Argumente.</text:p>
        </text:list-item>
      </text:list>
      <text:list xml:id="list4296787476387862931" text:style-name="L4">
        <text:list-item>
          <text:p text:style-name="P6"><text:span text:style-name="T1">PING</text:span><text:line-break/>PING sendet ein einfaches Ping-Signal zur überpüfung der Client/Server-Verbindung.</text:p>
        </text:list-item>
        <text:list-item>
          <text:p text:style-name="P6"><text:span text:style-name="T1">PONG</text:span><text:line-break/>PONG ist die antwort auf ein PING-Request.</text:p>
        </text:list-item>
        <text:list-item>
          <text:p text:style-name="P6"><text:span text:style-name="T1">SHOW;[information to be shown]</text:span><text:line-break/>SHOW zeigt informationen im Chat-Fenster an. Zum Beispiel eine Liste aller User. Als Argument wird gewählt, welche Information gezeigt werden soll. Sind mehrere Informationen gewünscht, müssen mehrere Show-Anfragen gesendet werden.</text:p>
        </text:list-item>
        <text:list-item>
          <text:p text:style-name="P6"><text:span text:style-name="T1">NICK;[new nickname]</text:span><text:line-break/>NICK ändert den Namen im Chat. Als Argument wird der neue Name mitgeliefert.</text:p>
        </text:list-item>
        <text:list-item>
          <text:p text:style-name="P6"><text:span text:style-name="T1">CHAT;[recipient];[chat message]</text:span><text:line-break/>Mit chat wird eine Chat-Nachricht gesendet. Das erste Argument ist der gewünschte Empfänger (Alle (&gt; all)oder, für Flüstern, nur eine Person) und das zweite Argument ist die Nachricht.</text:p>
        </text:list-item>
        <text:list-item>
          <text:p text:style-name="P6"><text:span text:style-name="T1">JOIN;[nickname]</text:span><text:line-break/>Mit JOIN wird einem spezifischen Chatroom beigetreten. Argument ist der Name im Chat (welcher später auch geändert werden kann).</text:p>
        </text:list-item>
        <text:list-item>
          <text:p text:style-name="P6"><text:span text:style-name="T1">ENTER;[Lobby Name]</text:span><text:line-break/>Mit Enter wird einer Lobby beigetreten</text:p>
        </text:list-item>
        <text:list-item>
          <text:p text:style-name="P6"><text:span text:style-name="T1">READY</text:span><text:line-break/>Mit ready wird dem Server gesagt, dass der Client zum Spielstart bereit ist.</text:p>
        </text:list-item>
      </text:list>
      <text:p text:style-name="Text_20_body"/>
      <text:h text:style-name="Heading_20_2" text:outline-level="2">Das Spiel-Protokoll</text:h>
      <text:p text:style-name="Text_20_body">Das Spiel-Protokoll ist als GameProtocol Enumerator in der Klasse Protocol implementiert. Es verfügt über die folgenden Befehle:</text:p>
      <text:list xml:id="list6253516978055334454" text:style-name="L5">
        <text:list-item>
          <text:p text:style-name="P7"><text:span text:style-name="T1">START;[color]</text:span><text:line-break/>Mit START schickt der Server das Startsignal und die eigene Spielerfarbe</text:p>
        </text:list-item>
        <text:list-item>
          <text:p text:style-name="P7"><text:span text:style-name="T1">EXIT</text:span><text:line-break/>Mit EXIT wird das laufende Spiel verlassen. Es gibt keine Argumente.</text:p>
        </text:list-item>
        <text:list-item>
          <text:p text:style-name="P7"><text:span text:style-name="T1">SET;</text:span><text:line-break/>SET ist eine Setter Methode. Als solche gibt es mehrere Varianten davon:<text:line-break/><text:span text:style-name="T1">SET;CARD;[Card]</text:span><text:line-break/>Die zuletzt gespielte Karte wird aktualisiert.<text:line-break/><text:span text:style-name="T1">SET;CARD;REMOVE;[Card]</text:span><text:line-break/>Die Karte [Card] wird aus der Hand entfernt.<text:line-break/><text:span text:style-name="T1">SET;HAND;EMPTY</text:span><text:line-break/>Die eigene Hand wird geleert.<text:line-break/><text:span text:style-name="T1">SET;TURN;[Farbe];[Name]</text:span><text:line-break/>Als nächstes zieht der Spieler mit Name [Name] und Farbe [Farbe].</text:p>
        </text:list-item>
        <text:list-item>
          <text:p text:style-name="P1"><text:span text:style-name="T1">GET</text:span><text:line-break/>Mit GET wird eine Karte vom Server angefordert</text:p>
        </text:list-item>
        <text:list-item>
          <text:p text:style-name="P7"><text:span text:style-name="T1">FINISH</text:span><text:line-break/>Mit FINISH werden die Spieler darüber informiert, dass das Spiel zuende ist.</text:p>
        </text:list-item>
        <text:list-item>
          <text:p text:style-name="P7"><text:span text:style-name="T1">PLAY;[Color];[Card];[Token];[Suffix]</text:span><text:line-break/>Mit PLAY wird ein zug gespielt. Argumente sind: Die eigene Farbe, die zu spielenden Karte, die zu spielende Murmel, und, im Falle von besonderen Karten, ein Suffix, der die gewählte Variante der Karte übergibt.</text:p>
        </text:list-item>
        <text:list-item>
          <text:p text:style-name="P7"><text:span text:style-name="T1">TURN;[Player]</text:span><text:line-break/>TURN sagt den Clients, welcher Spieler dran ist.</text:p>
        </text:list-item>
        <text:list-item>
          <text:p text:style-name="P7"><text:span text:style-name="T1">WIN;[winning player]</text:span><text:line-break/>Mit WIN wird der Spieler ausgewählt, welcher das Spiel gewonnen hat. Als Argument wird der Spieler mitgegeben, der gewonnen h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6cm" style:page-number="auto" fo:background-color="transparent" fo:keep-with-next="always">
        <style:tab-stops/>
        <style:background-image/>
      </style:paragraph-properties>
      <style:text-properties style:font-name="Arial Black" fo:font-size="16pt" fo:font-weight="900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25cm" fo:text-indent="0cm" style:auto-text-indent="false" style:page-number="auto"/>
      <style:text-properties style:font-name="Arial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cm" fo:margin-bottom="0.25cm" fo:text-indent="0cm" style:auto-text-indent="false"/>
      <style:text-properties style:font-name="Arial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0.4cm" fo:margin-right="0cm" fo:margin-top="0cm" fo:margin-bottom="0.25cm" fo:text-indent="0cm" style:auto-text-indent="false" style:page-number="auto"/>
      <style:text-properties style:font-name="Arial1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.499cm" fo:margin-right="0cm" fo:margin-top="0cm" fo:margin-bottom="0.25cm" fo:text-indent="0cm" style:auto-text-indent="false"/>
      <style:text-properties style:font-name="Arial2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lums" style:family="paragraph" style:parent-style-name="Text_20_body" style:class="text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 Borer</meta:initial-creator>
    <meta:creation-date>2017-04-15T16:13:29.65</meta:creation-date>
    <dc:date>2017-05-22T08:09:52.16</dc:date>
    <dc:creator>Michel Borer</dc:creator>
    <meta:editing-duration>PT6H6M43S</meta:editing-duration>
    <meta:editing-cycles>18</meta:editing-cycles>
    <meta:generator>OpenOffice/4.1.2$Win32 OpenOffice.org_project/412m3$Build-9782</meta:generator>
    <meta:document-statistic meta:table-count="0" meta:image-count="0" meta:object-count="0" meta:page-count="3" meta:paragraph-count="42" meta:word-count="684" meta:character-count="4569"/>
  </office:meta>
</office:document-meta>
</file>